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7.34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48.07mm"/>
    </style:style>
    <style:style style:name="co6" style:family="table-column">
      <style:table-column-properties fo:break-before="auto" style:column-width="36.07mm"/>
    </style:style>
    <style:style style:name="co7" style:family="table-column">
      <style:table-column-properties fo:break-before="auto" style:column-width="34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5">
      <number:quarter number:style="long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padding="0.71mm"/>
    </style:style>
    <style:style style:name="ce4" style:family="table-cell" style:parent-style-name="Default" style:data-style-name="N99">
      <style:table-cell-properties fo:padding="0.71mm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 style:data-style-name="N154"/>
    <style:style style:name="ce7" style:family="table-cell" style:parent-style-name="Default" style:data-style-name="N41"/>
    <style:style style:name="ce8" style:family="table-cell" style:parent-style-name="Default" style:data-style-name="N43"/>
    <style:style style:name="ce9" style:family="table-cell" style:parent-style-name="Default" style:data-style-name="N138">
      <style:table-cell-properties fo:padding="0.71mm"/>
    </style:style>
    <style:style style:name="ce10" style:family="table-cell" style:parent-style-name="Default" style:data-style-name="N139">
      <style:table-cell-properties fo:padding="0.71mm"/>
    </style:style>
    <style:style style:name="ce11" style:family="table-cell" style:parent-style-name="Default" style:data-style-name="N153"/>
    <style:style style:name="ce12" style:family="table-cell" style:parent-style-name="Default" style:data-style-name="N35"/>
    <style:style style:name="ce13" style:family="table-cell" style:parent-style-name="Default" style:data-style-name="N35">
      <style:table-cell-properties fo:padding="0.71mm"/>
    </style:style>
    <style:style style:name="ce14" style:family="table-cell" style:parent-style-name="Default" style:data-style-name="N37">
      <style:table-cell-properties fo:padding="0.71mm"/>
    </style:style>
    <style:style style:name="ce15" style:family="table-cell" style:parent-style-name="Default" style:data-style-name="N51">
      <style:table-cell-properties fo:padding="0.71mm"/>
    </style:style>
    <style:style style:name="ce16" style:family="table-cell" style:parent-style-name="Default" style:data-style-name="N142"/>
    <style:style style:name="ce17" style:family="table-cell" style:parent-style-name="Default" style:data-style-name="N155">
      <style:table-cell-properties fo:padding="0.71mm"/>
    </style:style>
    <style:style style:name="ce18" style:family="table-cell" style:parent-style-name="Default" style:data-style-name="N145">
      <style:table-cell-properties fo:padding="0.71mm"/>
    </style:style>
    <style:style style:name="ce19" style:family="table-cell" style:parent-style-name="Default" style:data-style-name="N37"/>
    <style:style style:name="ce20" style:family="table-cell" style:parent-style-name="Default" style:data-style-name="N152">
      <style:table-cell-properties fo:padding="0.71mm"/>
    </style:style>
    <style:style style:name="ce21" style:family="table-cell" style:parent-style-name="Default" style:data-style-name="N38">
      <style:table-cell-properties fo:padding="0.71mm"/>
    </style:style>
    <style:style style:name="ce22" style:family="table-cell" style:parent-style-name="Default" style:data-style-name="N142">
      <style:table-cell-properties fo:padding="0.71mm"/>
    </style:style>
    <style:style style:name="ce23" style:family="table-cell" style:parent-style-name="Default" style:data-style-name="N38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7"/>
        <table:table-column table:style-name="co5" table:default-cell-style-name="ce12"/>
        <table:table-column table:style-name="co6" table:default-cell-style-name="ce20"/>
        <table:table-column table:style-name="co7" table:default-cell-style-name="ce19"/>
        <table:table-row table:style-name="ro1">
          <table:table-cell office:value-type="string" calcext:value-type="string">
            <text:p>UnicodeCol</text:p>
          </table:table-cell>
          <table:table-cell office:value-type="string" calcext:value-type="string">
            <text:p>ExpCol</text:p>
          </table:table-cell>
          <table:table-cell table:style-name="ce1" office:value-type="string" calcext:value-type="string">
            <text:p>BoolCol</text:p>
          </table:table-cell>
          <table:table-cell table:style-name="ce5" office:value-type="string" calcext:value-type="string">
            <text:p>TimeCol</text:p>
          </table:table-cell>
          <table:table-cell table:style-name="ce5" office:value-type="string" calcext:value-type="string">
            <text:p>DateTimeCol</text:p>
          </table:table-cell>
          <table:table-cell table:style-name="ce18" office:value-type="string" calcext:value-type="string">
            <text:p>DateCol</text:p>
          </table:table-cell>
          <table:table-cell table:style-name="Default" office:value-type="string" calcext:value-type="string">
            <text:p>TimeInDateFormat</text:p>
          </table:table-cell>
        </table:table-row>
        <table:table-row table:style-name="ro1">
          <table:table-cell office:value-type="string" calcext:value-type="string">
            <text:p>øø</text:p>
          </table:table-cell>
          <table:table-cell table:style-name="ce2" office:value-type="float" office:value="0.00000000085" calcext:value-type="float">
            <text:p>8.50E-010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6" table:formula="of:=TIME(23;0;0.000001)" office:value-type="time" office:time-value="PT23H00M00.000001S" calcext:value-type="time">
            <text:p>23:00:00.000001</text:p>
          </table:table-cell>
          <table:table-cell office:value-type="date" office:date-value="2014-10-10T10:00:00" calcext:value-type="date">
            <text:p>4th quarter 14</text:p>
          </table:table-cell>
          <table:table-cell table:style-name="ce19" table:formula="of:=DATE(2014;3;2)" office:value-type="date" office:date-value="2014-03-02" calcext:value-type="date">
            <text:p>02/03/14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ææ</text:p>
          </table:table-cell>
          <table:table-cell table:style-name="ce2" office:value-type="float" office:value="8500000000000" calcext:value-type="float">
            <text:p>8.50E+012</text:p>
          </table:table-cell>
          <table:table-cell office:value-type="boolean" office:boolean-value="false" calcext:value-type="boolean">
            <text:p>FALSE</text:p>
          </table:table-cell>
          <table:table-cell table:formula="of:=TIME(26;0;0)" office:value-type="time" office:time-value="PT02H00M00S" calcext:value-type="time">
            <text:p>02:00:00</text:p>
          </table:table-cell>
          <table:table-cell table:formula="of:=[.D3]+[.F3]" office:value-type="date" office:date-value="1900-02-01T02:00:00" calcext:value-type="date">
            <text:p>1st quarter 00</text:p>
          </table:table-cell>
          <table:table-cell table:formula="of:=DATE(1900;2;1)" office:value-type="date" office:date-value="1900-02-01" calcext:value-type="date">
            <text:p>2 <text:s/>1--1900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åå</text:p>
          </table:table-cell>
          <table:table-cell table:style-name="ce2" office:value-type="float" office:value="9E-055" calcext:value-type="float">
            <text:p>9.00E-055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8" table:formula="of:=TIME(1;1;1)" office:value-type="time" office:time-value="PT01H01M01S" calcext:value-type="time">
            <text:p>01:01:01 AM</text:p>
          </table:table-cell>
          <table:table-cell table:style-name="ce13" office:value-type="date" office:date-value="2014-01-01T23:15:15" calcext:value-type="date">
            <text:p>1st quarter 14</text:p>
          </table:table-cell>
          <table:table-cell table:formula="of:=DATE(1899;12;30)" office:value-type="date" office:date-value="1899-12-30" calcext:value-type="date">
            <text:p>12 <text:s/>30--1899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oø</text:p>
          </table:table-cell>
          <table:table-cell table:style-name="ce3" office:value-type="float" office:value="850000000000" calcext:value-type="float">
            <text:p>8.50E+011</text:p>
          </table:table-cell>
          <table:table-cell office:value-type="boolean" office:boolean-value="true" calcext:value-type="boolean">
            <text:p>TRUE</text:p>
          </table:table-cell>
          <table:table-cell table:style-name="ce9" table:formula="of:=[.D4]+[.D3]+[.D2]" office:value-type="time" office:time-value="PT26H01M01.000001S" calcext:value-type="time">
            <text:p>01:01</text:p>
          </table:table-cell>
          <table:table-cell table:style-name="ce14" table:formula="of:=TIME(4;5;6)+DATE(2011;2;3)" office:value-type="date" office:date-value="2011-02-03T04:05:06" calcext:value-type="date">
            <text:p>03/02/11</text:p>
          </table:table-cell>
          <table:table-cell table:formula="of:=DATE(2100;12;11)" office:value-type="date" office:date-value="2100-12-11" calcext:value-type="date">
            <text:p>12 <text:s/>11--2100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€£$¥</text:p>
          </table:table-cell>
          <table:table-cell office:value-type="float" office:value="0.00000000085" calcext:value-type="float">
            <text:p>8.5E-1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0" table:formula="of:=[.D5]+35" office:value-type="time" office:time-value="PT866H01M01.000001S" calcext:value-type="time">
            <text:p>866:01:01</text:p>
          </table:table-cell>
          <table:table-cell table:style-name="ce15" table:formula="of:=TIME(9;0;1)+DATE(1900;7;8)" office:value-type="date" office:date-value="1900-07-08T09:00:01" calcext:value-type="date">
            <text:p>08/07/1900 09:00:01</text:p>
          </table:table-cell>
          <table:table-cell table:style-name="ce21" table:formula="of:=DATE(1850;11;3)" office:value-type="date" office:date-value="1850-11-03" calcext:value-type="date">
            <text:p>03 November 1850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£@$</text:p>
          </table:table-cell>
          <table:table-cell office:value-type="float" office:value="0.0000000005" calcext:value-type="float">
            <text:p>5E-1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time" office:time-value="PT02H59M40.5S" calcext:value-type="time">
            <text:p>02:59:41</text:p>
          </table:table-cell>
          <table:table-cell table:style-name="ce16" office:value-type="date" office:date-value="2015-05-07T09:33:23" calcext:value-type="date">
            <text:p>5/7/2015</text:p>
          </table:table-cell>
          <table:table-cell table:style-name="ce13" table:formula="of:=DATE(2950;11;3)" office:value-type="date" office:date-value="2950-11-03" calcext:value-type="date">
            <text:p>4th quarter 50</text:p>
          </table:table-cell>
          <table:table-cell table:formula="of:=TIME(1;0;0)" office:value-type="date" office:date-value="1899-12-30T01:00:00" calcext:value-type="date">
            <text:p>30/12/99</text:p>
          </table:table-cell>
        </table:table-row>
        <table:table-row table:style-name="ro1">
          <table:table-cell office:value-type="string" calcext:value-type="string">
            <text:p>ÅøØæÆ@</text:p>
          </table:table-cell>
          <table:table-cell office:value-type="float" office:value="0.0000000005" calcext:value-type="float">
            <text:p>5E-10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1" office:value-type="time" office:time-value="PT23H59M59.0001S" calcext:value-type="time">
            <text:p>23:59:59.0001</text:p>
          </table:table-cell>
          <table:table-cell table:style-name="ce17" office:value-type="date" office:date-value="2015-05-07T02:33:23.3" calcext:value-type="date">
            <text:p>07/05/2015 02:33:23.3000</text:p>
          </table:table-cell>
          <table:table-cell table:style-name="ce22" office:value-type="date" office:date-value="2015-07-06" calcext:value-type="date">
            <text:p>7/6/2015</text:p>
          </table:table-cell>
          <table:table-cell table:style-name="ce23" table:formula="of:=TIME(1;0;0)" office:value-type="date" office:date-value="1899-12-30T01:00:00" calcext:value-type="date">
            <text:p>30 December 1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date-style style:name="N144P0" style:volatile="true">
      <number:month/>
      <number:text>/</number:text>
      <number:day/>
      <number:text>/</number:text>
      <number:year/>
    </number:date-style>
    <number:text-style style:name="N144">
      <number:text-content/>
      <style:map style:condition="value()&gt;=0" style:apply-style-name="N144P0"/>
    </number:text-style>
    <number:date-style style:name="N145P0" style:volatile="true">
      <number:month/>
      <number:text>/</number:text>
      <number:day/>
      <number:text>/</number:text>
      <number:year number:style="long"/>
    </number:date-style>
    <number:text-style style:name="N145">
      <number:text-content/>
      <style:map style:condition="value()&gt;=0" style:apply-style-name="N145P0"/>
    </number:text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date-style style:name="N152">
      <number:month/>
      <number:text>  </number:text>
      <number:day/>
      <number:text>--</number:text>
      <number:year number:style="long"/>
    </number:date-style>
    <number:time-style style:name="N153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number:time-style style:name="N154">
      <number:hours number:style="long"/>
      <number:text>:</number:text>
      <number:minutes number:style="long"/>
      <number:text>:</number:text>
      <number:seconds number:style="long" number:decimal-places="6"/>
    </number:time-style>
    <number:date-style style:name="N15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4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21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9:06:44.182406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1:51.589823410</meta:creation-date>
    <dc:date>2015-08-27T19:07:00.821133093</dc:date>
    <meta:editing-duration>PT11H2M51S</meta:editing-duration>
    <meta:editing-cycles>23</meta:editing-cycles>
    <meta:generator>LibreOffice/5.0.0.5$Linux_X86_64 LibreOffice_project/00m0$Build-5</meta:generator>
    <meta:document-statistic meta:table-count="1" meta:cell-count="56" meta:object-count="0"/>
  </office:meta>
</office:document-meta>
</file>